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1.659cm"/>
    </style:style>
    <style:style style:name="gr2" style:family="graphic" style:parent-style-name="Nombre_5f_componente">
      <style:graphic-properties fo:min-height="0.319cm" fo:min-width="0.193cm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39cm"/>
    </style:style>
    <style:style style:name="gr5" style:family="graphic" style:parent-style-name="standard">
      <style:graphic-properties draw:stroke="none" svg:stroke-color="#000000" draw:fill="none" draw:fill-color="#ffffff" fo:min-height="0.4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1.1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2.421cm"/>
    </style:style>
    <style:style style:name="gr10" style:family="graphic" style:parent-style-name="Nombre_5f_componente">
      <style:graphic-properties fo:min-height="0.319cm" fo:min-width="0.442cm"/>
    </style:style>
    <style:style style:name="gr11" style:family="graphic" style:parent-style-name="Nombre_5f_componente">
      <style:graphic-properties fo:min-height="0.319cm" fo:min-width="0.59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7cm"/>
    </style:style>
    <style:style style:name="gr15" style:family="graphic" style:parent-style-name="objectwithoutfill">
      <style:graphic-properties svg:stroke-color="#000000" draw:marker-end="Short_20_line_20_Arrow" draw:marker-end-width="0.1cm" draw:fill="none" draw:textarea-vertical-align="midd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0.262cm"/>
    </style:style>
    <style:style style:name="gr17" style:family="graphic" style:parent-style-name="Nombre_5f_componente">
      <style:graphic-properties draw:auto-grow-width="false" fo:min-height="0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52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0pt"/>
    </style:style>
    <style:style style:name="P5" style:family="paragraph">
      <loext:graphic-properties draw:fill="none" draw:fill-color="#ffffff"/>
      <style:text-properties fo:font-size="20pt" style:font-size-asian="10pt" style:font-size-complex="10pt"/>
    </style:style>
    <style:style style:name="P6" style:family="paragraph">
      <style:text-properties fo:font-size="30pt"/>
    </style:style>
    <style:style style:name="P7" style:family="paragraph">
      <loext:graphic-properties draw:fill="none" draw:fill-color="#ffffff"/>
      <style:text-properties fo:font-size="30pt" style:font-size-asian="10pt" style:font-size-complex="10pt"/>
    </style:style>
    <style:style style:name="P8" style:family="paragraph">
      <style:paragraph-properties fo:text-align="center"/>
    </style:style>
    <style:style style:name="T1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59cm" svg:height="1.016cm" svg:x="1.516cm" svg:y="2.68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0.693cm" svg:height="0.569cm" svg:x="2.22cm" svg:y="2.874cm">
          <draw:text-box>
            <text:p>S</text:p>
          </draw:text-box>
        </draw:frame>
        <draw:line draw:style-name="gr3" draw:text-style-name="P2" draw:layer="layout" svg:x1="1.835cm" svg:y1="1.665cm" svg:x2="1.831cm" svg:y2="2.681cm">
          <text:p/>
        </draw:line>
        <draw:line draw:style-name="gr3" draw:text-style-name="P2" draw:layer="layout" svg:x1="3.224cm" svg:y1="1.665cm" svg:x2="3.22cm" svg:y2="2.681cm">
          <text:p/>
        </draw:line>
        <draw:frame draw:style-name="gr4" draw:text-style-name="P3" draw:layer="layout" svg:width="0.254cm" svg:height="0.489cm" svg:x="2.962cm" svg:y="1.041cm">
          <draw:text-box>
            <text:p>1,</text:p>
          </draw:text-box>
        </draw:frame>
        <draw:frame draw:style-name="gr5" draw:text-style-name="P3" draw:layer="layout" svg:width="0.254cm" svg:height="0.727cm" svg:x="3.343cm" svg:y="1.041cm">
          <draw:text-box>
            <text:p>-1</text:p>
          </draw:text-box>
        </draw:frame>
        <draw:frame draw:style-name="gr6" draw:text-style-name="P5" draw:layer="layout" svg:width="0.739cm" svg:height="1.038cm" draw:transform="rotate (1.5707963267949) translate (2.645cm 1.935cm)">
          <draw:text-box>
            <text:p text:style-name="P4"><text:span text:style-name="T1">{</text:span></text:p>
          </draw:text-box>
        </draw:frame>
        <draw:frame draw:style-name="gr5" draw:text-style-name="P3" draw:layer="layout" svg:width="0.254cm" svg:height="0.727cm" svg:x="1.582cm" svg:y="1.041cm">
          <draw:text-box>
            <text:p>I,</text:p>
          </draw:text-box>
        </draw:frame>
        <draw:frame draw:style-name="gr7" draw:text-style-name="P3" draw:layer="layout" svg:width="0.254cm" svg:height="1.441cm" svg:x="1.963cm" svg:y="1.041cm">
          <draw:text-box>
            <text:p>J</text:p>
          </draw:text-box>
        </draw:frame>
        <draw:frame draw:style-name="gr8" draw:text-style-name="P5" draw:layer="layout" svg:width="0.739cm" svg:height="1.038cm" draw:transform="rotate (1.5707963267949) translate (1.265cm 1.935cm)">
          <draw:text-box>
            <text:p text:style-name="P4"><text:span text:style-name="T1">{</text:span></text:p>
          </draw:text-box>
        </draw:frame>
        <draw:custom-shape draw:style-name="gr9" draw:text-style-name="P1" draw:layer="layout" svg:width="2.921cm" svg:height="1.016cm" svg:x="5.072cm" svg:y="2.681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0.942cm" svg:height="0.569cm" svg:x="6.035cm" svg:y="2.874cm">
          <draw:text-box>
            <text:p>CM</text:p>
          </draw:text-box>
        </draw:frame>
        <draw:line draw:style-name="gr3" draw:text-style-name="P2" draw:layer="layout" svg:x1="5.588cm" svg:y1="1.665cm" svg:x2="5.584cm" svg:y2="2.681cm">
          <text:p/>
        </draw:line>
        <draw:line draw:style-name="gr3" draw:text-style-name="P2" draw:layer="layout" svg:x1="7.484cm" svg:y1="1.665cm" svg:x2="7.48cm" svg:y2="2.681cm">
          <text:p/>
        </draw:line>
        <draw:frame draw:style-name="gr6" draw:text-style-name="P7" draw:layer="layout" svg:width="0.858cm" svg:height="1.432cm" draw:transform="rotate (1.5707963267949) translate (4.794cm 1.934cm)">
          <draw:text-box>
            <text:p text:style-name="P6"><text:span text:style-name="T1">{</text:span></text:p>
          </draw:text-box>
        </draw:frame>
        <draw:frame draw:style-name="gr4" draw:text-style-name="P3" draw:layer="layout" svg:width="0.254cm" svg:height="0.489cm" svg:x="5.037cm" svg:y="0.94cm">
          <draw:text-box>
            <text:p>0,</text:p>
          </draw:text-box>
        </draw:frame>
        <draw:frame draw:style-name="gr7" draw:text-style-name="P3" draw:layer="layout" svg:width="1.266cm" svg:height="1.441cm" svg:x="4.96cm" svg:y="0.941cm">
          <draw:text-box>
            <text:p>VALUE,</text:p>
          </draw:text-box>
        </draw:frame>
        <draw:frame draw:style-name="gr4" draw:text-style-name="P3" draw:layer="layout" svg:width="0.254cm" svg:height="0.489cm" svg:x="5.955cm" svg:y="0.941cm">
          <draw:text-box>
            <text:p>I,</text:p>
          </draw:text-box>
        </draw:frame>
        <draw:frame draw:style-name="gr4" draw:text-style-name="P3" draw:layer="layout" svg:width="0.254cm" svg:height="0.489cm" svg:x="6.058cm" svg:y="0.936cm">
          <draw:text-box>
            <text:p>0</text:p>
          </draw:text-box>
        </draw:frame>
        <draw:frame draw:style-name="gr6" draw:text-style-name="P7" draw:layer="layout" svg:width="0.858cm" svg:height="1.432cm" draw:transform="rotate (1.5707963267949) translate (6.688cm 1.934cm)">
          <draw:text-box>
            <text:p text:style-name="P6"><text:span text:style-name="T1">{</text:span></text:p>
          </draw:text-box>
        </draw:frame>
        <draw:frame draw:style-name="gr5" draw:text-style-name="P3" draw:layer="layout" svg:width="0.861cm" svg:height="0.727cm" svg:x="6.758cm" svg:y="0.94cm">
          <draw:text-box>
            <text:p>R1,</text:p>
          </draw:text-box>
        </draw:frame>
        <draw:frame draw:style-name="gr4" draw:text-style-name="P3" draw:layer="layout" svg:width="0.254cm" svg:height="0.489cm" svg:x="7.628cm" svg:y="0.941cm">
          <draw:text-box>
            <text:p>N,</text:p>
          </draw:text-box>
        </draw:frame>
        <draw:frame draw:style-name="gr4" draw:text-style-name="P3" draw:layer="layout" svg:width="0.254cm" svg:height="0.489cm" svg:x="7.841cm" svg:y="0.936cm">
          <draw:text-box>
            <text:p>0</text:p>
          </draw:text-box>
        </draw:frame>
        <draw:frame draw:style-name="gr5" draw:text-style-name="P3" draw:layer="layout" svg:width="0.861cm" svg:height="0.727cm" svg:x="7.062cm" svg:y="0.941cm">
          <draw:text-box>
            <text:p>R3,</text:p>
          </draw:text-box>
        </draw:frame>
        <draw:custom-shape draw:style-name="gr9" draw:text-style-name="P1" draw:layer="layout" svg:width="2.921cm" svg:height="1.016cm" svg:x="10.463cm" svg:y="2.681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.099cm" svg:height="0.569cm" svg:x="11.372cm" svg:y="2.853cm">
          <draw:text-box>
            <text:p>ARR</text:p>
          </draw:text-box>
        </draw:frame>
        <draw:custom-shape draw:style-name="gr12" draw:text-style-name="P1" draw:layer="layout" svg:width="0.127cm" svg:height="0.127cm" draw:transform="rotate (-1.5707963267949) translate (10.59cm 3.0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13" draw:text-style-name="P8" draw:layer="layout" svg:width="0.096cm" svg:height="0.254cm" draw:transform="rotate (1.5707963267949) translate (10.336cm 3.539cm)" draw:kind="arc" draw:start-angle="180" draw:end-angle="0">
          <text:p/>
        </draw:ellipse>
        <draw:line draw:style-name="gr3" draw:text-style-name="P2" draw:layer="layout" svg:x1="11.794cm" svg:y1="1.665cm" svg:x2="11.79cm" svg:y2="2.681cm">
          <text:p/>
        </draw:line>
        <draw:line draw:style-name="gr3" draw:text-style-name="P2" draw:layer="layout" svg:x1="9.828cm" svg:y1="3.495cm" svg:x2="10.463cm" svg:y2="3.495cm">
          <text:p/>
        </draw:line>
        <draw:frame draw:style-name="gr14" draw:text-style-name="P3" draw:layer="layout" svg:width="0.87cm" svg:height="0.489cm" svg:x="9.547cm" svg:y="2.89cm">
          <draw:text-box>
            <text:p>Z13</text:p>
          </draw:text-box>
        </draw:frame>
        <draw:line draw:style-name="gr15" draw:text-style-name="P2" draw:layer="layout" svg:x1="10.166cm" svg:y1="3.124cm" svg:x2="10.463cm" svg:y2="3.124cm">
          <text:p/>
        </draw:line>
        <draw:frame draw:style-name="gr6" draw:text-style-name="P7" draw:layer="layout" svg:width="0.858cm" svg:height="1.432cm" draw:transform="rotate (1.5707963267949) translate (10.982cm 1.934cm)">
          <draw:text-box>
            <text:p text:style-name="P6"><text:span text:style-name="T1">{</text:span></text:p>
          </draw:text-box>
        </draw:frame>
        <draw:frame draw:style-name="gr5" draw:text-style-name="P3" draw:layer="layout" svg:width="0.927cm" svg:height="0.727cm" svg:x="11.02cm" svg:y="0.94cm">
          <draw:text-box>
            <text:p>R4,</text:p>
          </draw:text-box>
        </draw:frame>
        <draw:frame draw:style-name="gr4" draw:text-style-name="P3" draw:layer="layout" svg:width="2.523cm" svg:height="0.489cm" svg:x="11.385cm" svg:y="0.941cm">
          <draw:text-box>
            <text:p>VALUE</text:p>
          </draw:text-box>
        </draw:frame>
        <draw:frame draw:style-name="gr6" draw:text-style-name="P7" draw:layer="layout" svg:width="0.858cm" svg:height="1.432cm" draw:transform="rotate (-3.14159265358979) translate (10.098cm 4.308cm)">
          <draw:text-box>
            <text:p text:style-name="P6"><text:span text:style-name="T1">{</text:span></text:p>
          </draw:text-box>
        </draw:frame>
        <draw:frame draw:style-name="gr5" draw:text-style-name="P3" draw:layer="layout" svg:width="0.861cm" svg:height="0.727cm" draw:transform="rotate (1.5707963267949) translate (9.104cm 4.238cm)">
          <draw:text-box>
            <text:p>R1,</text:p>
          </draw:text-box>
        </draw:frame>
        <draw:frame draw:style-name="gr4" draw:text-style-name="P3" draw:layer="layout" svg:width="0.254cm" svg:height="0.489cm" draw:transform="rotate (1.5707963267949) translate (9.105cm 3.461cm)">
          <draw:text-box>
            <text:p>I,</text:p>
          </draw:text-box>
        </draw:frame>
        <draw:frame draw:style-name="gr5" draw:text-style-name="P3" draw:layer="layout" svg:width="0.858cm" svg:height="0.727cm" draw:transform="rotate (1.5707963267949) translate (9.1cm 3.578cm)">
          <draw:text-box>
            <text:p>R5</text:p>
          </draw:text-box>
        </draw:frame>
        <draw:frame draw:style-name="gr5" draw:text-style-name="P3" draw:layer="layout" svg:width="0.861cm" svg:height="0.727cm" draw:transform="rotate (1.5707963267949) translate (9.105cm 3.899cm)">
          <draw:text-box>
            <text:p>J,</text:p>
          </draw:text-box>
        </draw:frame>
        <draw:custom-shape draw:style-name="gr16" draw:text-style-name="P1" draw:layer="layout" svg:width="0.762cm" svg:height="0.762cm" svg:x="1.524cm" svg:y="6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127cm" svg:height="0.127cm" draw:transform="rotate (-1.5707963267949) translate (1.651cm 7.44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layer="layout" svg:width="0.889cm" svg:height="0.569cm" svg:x="1.651cm" svg:y="6.999cm">
          <draw:text-box>
            <text:p>I</text:p>
          </draw:text-box>
        </draw:frame>
        <draw:frame draw:style-name="gr18" draw:text-style-name="P3" draw:layer="layout" svg:width="0.752cm" svg:height="0.489cm" svg:x="0.614cm" svg:y="6.848cm">
          <draw:text-box>
            <text:p>Z5</text:p>
          </draw:text-box>
        </draw:frame>
        <draw:line draw:style-name="gr15" draw:text-style-name="P2" draw:layer="layout" svg:x1="1.122cm" svg:y1="7.082cm" svg:x2="1.524cm" svg:y2="7.082cm">
          <text:p/>
        </draw:line>
        <draw:line draw:style-name="gr15" draw:text-style-name="P2" draw:layer="layout" svg:x1="1.122cm" svg:y1="7.082cm" svg:x2="1.524cm" svg:y2="7.082cm">
          <text:p/>
        </draw:line>
        <draw:frame draw:style-name="gr14" draw:text-style-name="P3" draw:layer="layout" svg:width="0.87cm" svg:height="0.489cm" svg:x="0.486cm" svg:y="7.271cm">
          <draw:text-box>
            <text:p>Z10</text:p>
          </draw:text-box>
        </draw:frame>
        <draw:line draw:style-name="gr15" draw:text-style-name="P2" draw:layer="layout" svg:x1="1.122cm" svg:y1="7.505cm" svg:x2="1.524cm" svg:y2="7.505cm">
          <text:p/>
        </draw:line>
        <draw:line draw:style-name="gr19" draw:text-style-name="P2" draw:layer="layout" svg:x1="1.94cm" svg:y1="6.933cm" svg:x2="1.94cm" svg:y2="5.832cm">
          <text:p/>
        </draw:line>
        <draw:frame draw:style-name="gr8" draw:text-style-name="P3" draw:layer="layout" svg:width="0.642cm" svg:height="0.489cm" svg:x="1.631cm" svg:y="5.449cm">
          <draw:text-box>
            <text:p>S</text:p>
          </draw:text-box>
        </draw:frame>
        <draw:custom-shape draw:style-name="gr16" draw:text-style-name="P1" draw:layer="layout" svg:width="0.762cm" svg:height="0.762cm" svg:x="4.212cm" svg:y="6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127cm" svg:height="0.127cm" draw:transform="rotate (-1.5707963267949) translate (4.339cm 7.44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layer="layout" svg:width="0.889cm" svg:height="0.569cm" svg:x="4.279cm" svg:y="6.999cm">
          <draw:text-box>
            <text:p>J</text:p>
          </draw:text-box>
        </draw:frame>
        <draw:frame draw:style-name="gr14" draw:text-style-name="P3" draw:layer="layout" svg:width="0.87cm" svg:height="0.489cm" svg:x="3.344cm" svg:y="7.272cm">
          <draw:text-box>
            <text:p>Z11</text:p>
          </draw:text-box>
        </draw:frame>
        <draw:line draw:style-name="gr15" draw:text-style-name="P2" draw:layer="layout" svg:x1="3.936cm" svg:y1="7.506cm" svg:x2="4.233cm" svg:y2="7.506cm">
          <text:p/>
        </draw:line>
        <draw:frame draw:style-name="gr18" draw:text-style-name="P3" draw:layer="layout" svg:width="0.752cm" svg:height="0.489cm" svg:x="5.408cm" svg:y="6.849cm">
          <draw:text-box>
            <text:p>Z5</text:p>
          </draw:text-box>
        </draw:frame>
        <draw:line draw:style-name="gr15" draw:text-style-name="P2" draw:layer="layout" svg:x1="5.916cm" svg:y1="7.083cm" svg:x2="6.318cm" svg:y2="7.083cm">
          <text:p/>
        </draw:line>
        <draw:custom-shape draw:style-name="gr16" draw:text-style-name="P1" draw:layer="layout" svg:width="0.762cm" svg:height="0.762cm" svg:x="6.312cm" svg:y="6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127cm" svg:height="0.127cm" draw:transform="rotate (-1.5707963267949) translate (6.439cm 7.43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layer="layout" svg:width="0.889cm" svg:height="0.569cm" svg:x="6.379cm" svg:y="6.996cm">
          <draw:text-box>
            <text:p>V</text:p>
          </draw:text-box>
        </draw:frame>
        <draw:line draw:style-name="gr3" draw:text-style-name="P2" draw:layer="layout" svg:x1="6.717cm" svg:y1="6.93cm" svg:x2="6.717cm" svg:y2="6.633cm">
          <text:p/>
        </draw:line>
        <draw:frame draw:style-name="gr14" draw:text-style-name="P3" draw:layer="layout" svg:width="0.87cm" svg:height="0.489cm" svg:x="5.424cm" svg:y="7.269cm">
          <draw:text-box>
            <text:p>Z16</text:p>
          </draw:text-box>
        </draw:frame>
        <draw:line draw:style-name="gr15" draw:text-style-name="P2" draw:layer="layout" svg:x1="6.061cm" svg:y1="7.503cm" svg:x2="6.316cm" svg:y2="7.503cm">
          <text:p/>
        </draw:line>
        <draw:frame draw:style-name="gr18" draw:text-style-name="P3" draw:layer="layout" svg:width="0.752cm" svg:height="0.489cm" svg:x="3.321cm" svg:y="6.85cm">
          <draw:text-box>
            <text:p>Z5</text:p>
          </draw:text-box>
        </draw:frame>
        <draw:line draw:style-name="gr15" draw:text-style-name="P2" draw:layer="layout" svg:x1="3.829cm" svg:y1="7.084cm" svg:x2="4.231cm" svg:y2="7.084cm">
          <text:p/>
        </draw:line>
        <draw:frame draw:style-name="gr6" draw:text-style-name="P3" draw:layer="layout" svg:width="1.594cm" svg:height="0.489cm" svg:x="5.919cm" svg:y="6.253cm">
          <draw:text-box>
            <text:p>R2 AND R3</text:p>
          </draw:text-box>
        </draw:frame>
        <draw:custom-shape draw:style-name="gr16" draw:text-style-name="P1" draw:layer="layout" svg:width="0.762cm" svg:height="0.762cm" svg:x="8.975cm" svg:y="6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127cm" svg:height="0.127cm" draw:transform="rotate (-1.5707963267949) translate (9.102cm 7.44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layer="layout" svg:width="0.889cm" svg:height="0.569cm" svg:x="8.975cm" svg:y="7.001cm">
          <draw:text-box>
            <text:p>R1</text:p>
          </draw:text-box>
        </draw:frame>
        <draw:frame draw:style-name="gr18" draw:text-style-name="P3" draw:layer="layout" svg:width="0.752cm" svg:height="0.489cm" svg:x="8.064cm" svg:y="6.869cm">
          <draw:text-box>
            <text:p>Z5</text:p>
          </draw:text-box>
        </draw:frame>
        <draw:line draw:style-name="gr15" draw:text-style-name="P2" draw:layer="layout" svg:x1="8.572cm" svg:y1="7.103cm" svg:x2="8.974cm" svg:y2="7.103cm">
          <text:p/>
        </draw:line>
        <draw:frame draw:style-name="gr18" draw:text-style-name="P3" draw:layer="layout" svg:width="0.752cm" svg:height="0.489cm" svg:x="8.064cm" svg:y="7.271cm">
          <draw:text-box>
            <text:p>Z6</text:p>
          </draw:text-box>
        </draw:frame>
        <draw:line draw:style-name="gr15" draw:text-style-name="P2" draw:layer="layout" svg:x1="8.572cm" svg:y1="7.505cm" svg:x2="8.974cm" svg:y2="7.505cm">
          <text:p/>
        </draw:line>
        <draw:line draw:style-name="gr19" draw:text-style-name="P2" draw:layer="layout" svg:x1="9.348cm" svg:y1="6.934cm" svg:x2="9.348cm" svg:y2="5.833cm">
          <text:p/>
        </draw:line>
        <draw:frame draw:style-name="gr8" draw:text-style-name="P3" draw:layer="layout" svg:width="0.642cm" svg:height="0.489cm" svg:x="9.039cm" svg:y="5.45cm">
          <draw:text-box>
            <text:p>S</text:p>
          </draw:text-box>
        </draw:frame>
        <draw:custom-shape draw:style-name="gr16" draw:text-style-name="P1" draw:layer="layout" svg:width="0.762cm" svg:height="0.762cm" svg:x="11.002cm" svg:y="6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127cm" svg:height="0.127cm" draw:transform="rotate (-1.5707963267949) translate (11.129cm 7.43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layer="layout" svg:width="0.889cm" svg:height="0.569cm" svg:x="11.002cm" svg:y="6.995cm">
          <draw:text-box>
            <text:p>R2</text:p>
          </draw:text-box>
        </draw:frame>
        <draw:frame draw:style-name="gr18" draw:text-style-name="P3" draw:layer="layout" svg:width="0.752cm" svg:height="0.489cm" svg:x="10.092cm" svg:y="6.891cm">
          <draw:text-box>
            <text:p>Z5</text:p>
          </draw:text-box>
        </draw:frame>
        <draw:line draw:style-name="gr15" draw:text-style-name="P2" draw:layer="layout" svg:x1="10.6cm" svg:y1="7.125cm" svg:x2="11.002cm" svg:y2="7.125cm">
          <text:p/>
        </draw:line>
        <draw:frame draw:style-name="gr18" draw:text-style-name="P3" draw:layer="layout" svg:width="0.752cm" svg:height="0.489cm" svg:x="10.092cm" svg:y="7.269cm">
          <draw:text-box>
            <text:p>Z7</text:p>
          </draw:text-box>
        </draw:frame>
        <draw:line draw:style-name="gr15" draw:text-style-name="P2" draw:layer="layout" svg:x1="10.6cm" svg:y1="7.503cm" svg:x2="11.002cm" svg:y2="7.503cm">
          <text:p/>
        </draw:line>
        <draw:line draw:style-name="gr19" draw:text-style-name="P2" draw:layer="layout" svg:x1="11.37cm" svg:y1="6.935cm" svg:x2="11.37cm" svg:y2="5.834cm">
          <text:p/>
        </draw:line>
        <draw:frame draw:style-name="gr20" draw:text-style-name="P3" draw:layer="layout" svg:width="0.882cm" svg:height="0.727cm" svg:x="10.948cm" svg:y="5.46cm">
          <draw:text-box>
            <text:p>CM</text:p>
          </draw:text-box>
        </draw:frame>
        <draw:custom-shape draw:style-name="gr16" draw:text-style-name="P1" draw:layer="layout" svg:width="0.762cm" svg:height="0.762cm" svg:x="13.253cm" svg:y="6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127cm" svg:height="0.127cm" draw:transform="rotate (-1.5707963267949) translate (13.38cm 7.44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layer="layout" svg:width="0.889cm" svg:height="0.569cm" svg:x="13.253cm" svg:y="6.999cm">
          <draw:text-box>
            <text:p>R3</text:p>
          </draw:text-box>
        </draw:frame>
        <draw:frame draw:style-name="gr18" draw:text-style-name="P3" draw:layer="layout" svg:width="0.752cm" svg:height="0.489cm" svg:x="12.343cm" svg:y="7.274cm">
          <draw:text-box>
            <text:p>Z8</text:p>
          </draw:text-box>
        </draw:frame>
        <draw:line draw:style-name="gr15" draw:text-style-name="P2" draw:layer="layout" svg:x1="12.851cm" svg:y1="7.508cm" svg:x2="13.253cm" svg:y2="7.508cm">
          <text:p/>
        </draw:line>
        <draw:frame draw:style-name="gr18" draw:text-style-name="P3" draw:layer="layout" svg:width="0.752cm" svg:height="0.489cm" svg:x="12.369cm" svg:y="6.892cm">
          <draw:text-box>
            <text:p>Z5</text:p>
          </draw:text-box>
        </draw:frame>
        <draw:line draw:style-name="gr15" draw:text-style-name="P2" draw:layer="layout" svg:x1="12.877cm" svg:y1="7.126cm" svg:x2="13.279cm" svg:y2="7.126cm">
          <text:p/>
        </draw:line>
        <draw:frame draw:style-name="gr5" draw:text-style-name="P3" draw:layer="layout" svg:width="0.913cm" svg:height="0.727cm" svg:x="12.942cm" svg:y="5.239cm">
          <draw:text-box>
            <text:p>CM,</text:p>
          </draw:text-box>
        </draw:frame>
        <draw:frame draw:style-name="gr7" draw:text-style-name="P3" draw:layer="layout" svg:width="1.211cm" svg:height="1.441cm" svg:x="13.324cm" svg:y="5.239cm">
          <draw:text-box>
            <text:p>ARR</text:p>
          </draw:text-box>
        </draw:frame>
        <draw:frame draw:style-name="gr8" draw:text-style-name="P5" draw:layer="layout" svg:width="0.739cm" svg:height="1.038cm" draw:transform="rotate (1.5707963267949) translate (13.025cm 6.132cm)">
          <draw:text-box>
            <text:p text:style-name="P4"><text:span text:style-name="T1">{</text:span></text:p>
          </draw:text-box>
        </draw:frame>
        <draw:line draw:style-name="gr19" draw:text-style-name="P2" draw:layer="layout" svg:x1="13.598cm" svg:y1="5.832cm" svg:x2="13.598cm" svg:y2="6.933cm">
          <text:p/>
        </draw:line>
        <draw:custom-shape draw:style-name="gr16" draw:text-style-name="P1" draw:layer="layout" svg:width="0.762cm" svg:height="0.762cm" svg:x="15.503cm" svg:y="6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127cm" svg:height="0.127cm" draw:transform="rotate (-1.5707963267949) translate (15.63cm 7.44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layer="layout" svg:width="0.889cm" svg:height="0.569cm" svg:x="15.503cm" svg:y="6.999cm">
          <draw:text-box>
            <text:p>R4</text:p>
          </draw:text-box>
        </draw:frame>
        <draw:frame draw:style-name="gr18" draw:text-style-name="P3" draw:layer="layout" svg:width="0.752cm" svg:height="0.489cm" svg:x="14.593cm" svg:y="6.867cm">
          <draw:text-box>
            <text:p>Z5</text:p>
          </draw:text-box>
        </draw:frame>
        <draw:line draw:style-name="gr15" draw:text-style-name="P2" draw:layer="layout" svg:x1="15.101cm" svg:y1="7.101cm" svg:x2="15.503cm" svg:y2="7.101cm">
          <text:p/>
        </draw:line>
        <draw:frame draw:style-name="gr14" draw:text-style-name="P3" draw:layer="layout" svg:width="0.87cm" svg:height="0.489cm" svg:x="14.593cm" svg:y="7.269cm">
          <draw:text-box>
            <text:p>Z17</text:p>
          </draw:text-box>
        </draw:frame>
        <draw:line draw:style-name="gr15" draw:text-style-name="P2" draw:layer="layout" svg:x1="15.207cm" svg:y1="7.503cm" svg:x2="15.503cm" svg:y2="7.503cm">
          <text:p/>
        </draw:line>
        <draw:line draw:style-name="gr19" draw:text-style-name="P2" draw:layer="layout" svg:x1="15.859cm" svg:y1="6.936cm" svg:x2="15.859cm" svg:y2="5.835cm">
          <text:p/>
        </draw:line>
        <draw:frame draw:style-name="gr20" draw:text-style-name="P3" draw:layer="layout" svg:width="1.145cm" svg:height="0.727cm" svg:x="15.437cm" svg:y="5.461cm">
          <draw:text-box>
            <text:p>ARR</text:p>
          </draw:text-box>
        </draw:frame>
        <draw:custom-shape draw:style-name="gr16" draw:text-style-name="P1" draw:layer="layout" svg:width="0.762cm" svg:height="0.762cm" svg:x="1.506cm" svg:y="10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127cm" svg:height="0.127cm" draw:transform="rotate (-1.5707963267949) translate (1.633cm 10.64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layer="layout" svg:width="0.889cm" svg:height="0.569cm" svg:x="1.506cm" svg:y="10.204cm">
          <draw:text-box>
            <text:p>R5</text:p>
          </draw:text-box>
        </draw:frame>
        <draw:frame draw:style-name="gr18" draw:text-style-name="P3" draw:layer="layout" svg:width="0.752cm" svg:height="0.489cm" svg:x="0.596cm" svg:y="10.096cm">
          <draw:text-box>
            <text:p>Z5</text:p>
          </draw:text-box>
        </draw:frame>
        <draw:line draw:style-name="gr15" draw:text-style-name="P2" draw:layer="layout" svg:x1="1.104cm" svg:y1="10.33cm" svg:x2="1.506cm" svg:y2="10.33cm">
          <text:p/>
        </draw:line>
        <draw:frame draw:style-name="gr18" draw:text-style-name="P3" draw:layer="layout" svg:width="0.752cm" svg:height="0.489cm" svg:x="0.596cm" svg:y="10.474cm">
          <draw:text-box>
            <text:p>Z6</text:p>
          </draw:text-box>
        </draw:frame>
        <draw:line draw:style-name="gr15" draw:text-style-name="P2" draw:layer="layout" svg:x1="1.104cm" svg:y1="10.708cm" svg:x2="1.506cm" svg:y2="10.708cm">
          <text:p/>
        </draw:line>
        <draw:line draw:style-name="gr19" draw:text-style-name="P2" draw:layer="layout" svg:x1="1.873cm" svg:y1="10.152cm" svg:x2="1.873cm" svg:y2="9.051cm">
          <text:p/>
        </draw:line>
        <draw:frame draw:style-name="gr8" draw:text-style-name="P3" draw:layer="layout" svg:width="0.642cm" svg:height="0.489cm" svg:x="1.564cm" svg:y="8.668cm">
          <draw:text-box>
            <text:p>J</text:p>
          </draw:text-box>
        </draw:frame>
        <draw:custom-shape draw:style-name="gr16" draw:text-style-name="P1" draw:layer="layout" svg:width="0.762cm" svg:height="0.762cm" svg:x="4.186cm" svg:y="10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127cm" svg:height="0.127cm" draw:transform="rotate (-1.5707963267949) translate (4.313cm 10.66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layer="layout" svg:width="0.889cm" svg:height="0.569cm" svg:x="4.253cm" svg:y="10.223cm">
          <draw:text-box>
            <text:p>T</text:p>
          </draw:text-box>
        </draw:frame>
        <draw:frame draw:style-name="gr18" draw:text-style-name="P3" draw:layer="layout" svg:width="0.752cm" svg:height="0.489cm" svg:x="3.011cm" svg:y="10.073cm">
          <draw:text-box>
            <text:p>Z5</text:p>
          </draw:text-box>
        </draw:frame>
        <draw:line draw:style-name="gr15" draw:text-style-name="P2" draw:layer="layout" svg:x1="3.551cm" svg:y1="10.307cm" svg:x2="4.186cm" svg:y2="10.307cm">
          <text:p/>
        </draw:line>
        <draw:frame draw:style-name="gr14" draw:text-style-name="P3" draw:layer="layout" svg:width="0.87cm" svg:height="0.489cm" svg:x="2.931cm" svg:y="10.495cm">
          <draw:text-box>
            <text:p>Z12</text:p>
          </draw:text-box>
        </draw:frame>
        <draw:line draw:style-name="gr15" draw:text-style-name="P2" draw:layer="layout" svg:x1="3.551cm" svg:y1="10.727cm" svg:x2="4.186cm" svg:y2="10.727cm">
          <text:p/>
        </draw:line>
        <draw:line draw:style-name="gr19" draw:text-style-name="P2" draw:layer="layout" svg:x1="4.571cm" svg:y1="10.153cm" svg:x2="4.571cm" svg:y2="9.052cm">
          <text:p/>
        </draw:line>
        <draw:frame draw:style-name="gr20" draw:text-style-name="P3" draw:layer="layout" svg:width="0.857cm" svg:height="0.727cm" svg:x="4.196cm" svg:y="8.668cm">
          <draw:text-box>
            <text:p>CM</text:p>
          </draw:text-box>
        </draw:frame>
        <draw:line draw:style-name="gr3" draw:text-style-name="P2" draw:layer="layout" svg:x1="4.594cm" svg:y1="5.917cm" svg:x2="4.59cm" svg:y2="6.933cm">
          <text:p/>
        </draw:line>
        <draw:frame draw:style-name="gr5" draw:text-style-name="P3" draw:layer="layout" svg:width="0.867cm" svg:height="0.727cm" svg:x="4.053cm" svg:y="5.293cm">
          <draw:text-box>
            <text:p>R1,</text:p>
          </draw:text-box>
        </draw:frame>
        <draw:frame draw:style-name="gr7" draw:text-style-name="P3" draw:layer="layout" svg:width="0.254cm" svg:height="1.441cm" svg:x="4.722cm" svg:y="5.293cm">
          <draw:text-box>
            <text:p>I</text:p>
          </draw:text-box>
        </draw:frame>
        <draw:frame draw:style-name="gr8" draw:text-style-name="P5" draw:layer="layout" svg:width="0.739cm" svg:height="1.038cm" draw:transform="rotate (1.5707963267949) translate (4.024cm 6.187cm)">
          <draw:text-box>
            <text:p text:style-name="P4"><text:span text:style-name="T1">{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mbre_5f_componente" style:display-name="Nombre_componente" style:family="graphic" style:parent-style-name="standard">
      <style:graphic-properties draw:stroke="none" draw:stroke-dash="Dashed_20__28_var_29__20_4" draw:opacity="0%" fo:min-height="0.319cm" fo:min-width="0.193cm" draw:shadow-offset-x="0.203cm" draw:shadow-offset-y="0.203cm" draw:shadow-opacity="0%"/>
      <style:text-properties fo:font-size="8pt"/>
    </style:style>
  </office:styles>
  <office:automatic-styles>
    <style:page-layout style:name="PM0">
      <style:page-layout-properties fo:margin-top="1cm" fo:margin-bottom="1cm" fo:margin-left="1cm" fo:margin-right="1cm" fo:page-width="16.51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5T16:51:30.910592115</meta:creation-date>
    <dc:date>2019-05-05T17:33:14.430632580</dc:date>
    <meta:editing-duration>PT1M7S</meta:editing-duration>
    <meta:editing-cycles>1</meta:editing-cycles>
    <meta:document-statistic meta:object-count="126"/>
    <meta:generator>LibreOffice/5.1.6.2$Linux_X86_64 LibreOffice_project/10m0$Build-2</meta:generator>
  </office:meta>
</office:document-meta>
</file>